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39.6mm"/>
    </style:style>
    <style:style style:name="co9" style:family="table-column">
      <style:table-column-properties fo:break-before="auto" style:column-width="35.15mm"/>
    </style:style>
    <style:style style:name="co10" style:family="table-column">
      <style:table-column-properties fo:break-before="auto" style:column-width="37.62mm"/>
    </style:style>
    <style:style style:name="co11" style:family="table-column">
      <style:table-column-properties fo:break-before="auto" style:column-width="4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" table:style-name="ta1">
        <table:shapes>
          <draw:frame draw:z-index="0" draw:style-name="gr1" draw:text-style-name="P1" svg:width="159.73mm" svg:height="90.04mm" svg:x="75.31mm" svg:y="41.95mm">
            <draw:object draw:notify-on-update-of-ranges="output.A1:output.A1 output.A3:output.A257 output.B1:output.B1 output.B3:output.B257 output.E1:output.E1 output.E3:output.E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2mm" svg:height="90.04mm" svg:x="82.8mm" svg:y="154.6mm">
            <draw:object draw:notify-on-update-of-ranges="output.A1:output.A1 output.A3:output.A257 output.C1:output.C1 output.C3:output.C257 output.E1:output.E1 output.E3:output.E25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73mm" svg:height="90.05mm" svg:x="82.35mm" svg:y="308.57mm">
            <draw:object draw:notify-on-update-of-ranges="output.A1:output.A1 output.A3:output.A257 output.D1:output.D1 output.D3:output.D257 output.E1:output.E1 output.E3:output.E2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plit1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3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Murmurhash – Mask</text:p>
          </table:table-cell>
          <table:table-cell office:value-type="string" calcext:value-type="string">
            <text:p>With 0</text:p>
          </table:table-cell>
          <table:table-cell office:value-type="string" calcext:value-type="string">
            <text:p>Without 0</text:p>
          </table:table-cell>
          <table:table-cell office:value-type="string" calcext:value-type="string">
            <text:p>Mask0</text:p>
          </table:table-cell>
          <table:table-cell office:value-type="string" calcext:value-type="string">
            <text:p>Mask3</text:p>
          </table:table-cell>
          <table:table-cell office:value-type="string" calcext:value-type="string">
            <text:p>Mask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table:formula="of:=[.B2]+[.C2]+[.D2]" office:value-type="float" office:value="477" calcext:value-type="float">
            <text:p>477</text:p>
          </table:table-cell>
          <table:table-cell/>
          <table:table-cell office:value-type="string" calcext:value-type="string">
            <text:p>Max collisions</text:p>
          </table:table-cell>
          <table:table-cell table:formula="of:=MAX([.E2:.E257])" office:value-type="float" office:value="477" calcext:value-type="float">
            <text:p>477</text:p>
          </table:table-cell>
          <table:table-cell table:formula="of:=MAX([.E3:.E257])" office:value-type="float" office:value="93" calcext:value-type="float">
            <text:p>93</text:p>
          </table:table-cell>
          <table:table-cell table:formula="of:=MAX([.B3:.B257])" office:value-type="float" office:value="34" calcext:value-type="float">
            <text:p>34</text:p>
          </table:table-cell>
          <table:table-cell table:formula="of:=MAX([.C3:.C257])" office:value-type="float" office:value="37" calcext:value-type="float">
            <text:p>37</text:p>
          </table:table-cell>
          <table:table-cell table:formula="of:=MAX([.D3:.D257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formula="of:=[.B3]+[.C3]+[.D3]" office:value-type="float" office:value="72" calcext:value-type="float">
            <text:p>72</text:p>
          </table:table-cell>
          <table:table-cell/>
          <table:table-cell office:value-type="string" calcext:value-type="string">
            <text:p>Min collisions</text:p>
          </table:table-cell>
          <table:table-cell table:formula="of:=MIN([.E2:.E257])" office:value-type="float" office:value="49" calcext:value-type="float">
            <text:p>49</text:p>
          </table:table-cell>
          <table:table-cell table:formula="of:=MIN([.E3:.E257])" office:value-type="float" office:value="49" calcext:value-type="float">
            <text:p>49</text:p>
          </table:table-cell>
          <table:table-cell table:formula="of:=MIN([.B3:.B257])" office:value-type="float" office:value="12" calcext:value-type="float">
            <text:p>12</text:p>
          </table:table-cell>
          <table:table-cell table:formula="of:=MIN([.C3:.C257])" office:value-type="float" office:value="12" calcext:value-type="float">
            <text:p>12</text:p>
          </table:table-cell>
          <table:table-cell table:formula="of:=MIN([.D3:.D25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B4]+[.C4]+[.D4]" office:value-type="float" office:value="80" calcext:value-type="float">
            <text:p>80</text:p>
          </table:table-cell>
          <table:table-cell/>
          <table:table-cell office:value-type="string" calcext:value-type="string">
            <text:p>Somme</text:p>
          </table:table-cell>
          <table:table-cell table:formula="of:=SUM([.E2:.E257])" office:value-type="float" office:value="18652" calcext:value-type="float">
            <text:p>18652</text:p>
          </table:table-cell>
          <table:table-cell table:formula="of:=SUM([.E3:.E257])" office:value-type="float" office:value="18175" calcext:value-type="float">
            <text:p>18175</text:p>
          </table:table-cell>
          <table:table-cell table:formula="of:=SUM([.B3:.B257])" office:value-type="float" office:value="5850" calcext:value-type="float">
            <text:p>5850</text:p>
          </table:table-cell>
          <table:table-cell table:formula="of:=SUM([.C3:.C257])" office:value-type="float" office:value="6148" calcext:value-type="float">
            <text:p>6148</text:p>
          </table:table-cell>
          <table:table-cell table:formula="of:=SUM([.D3:.D257])"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[.B5]+[.C5]+[.D5]" office:value-type="float" office:value="81" calcext:value-type="float">
            <text:p>81</text:p>
          </table:table-cell>
          <table:table-cell/>
          <table:table-cell office:value-type="string" calcext:value-type="string">
            <text:p>Avg collisions</text:p>
          </table:table-cell>
          <table:table-cell table:formula="of:=AVERAGE([.E2:.E257])" office:value-type="float" office:value="72.859375" calcext:value-type="float">
            <text:p>72.859375</text:p>
          </table:table-cell>
          <table:table-cell table:formula="of:=AVERAGE([.E3:.E257])" office:value-type="float" office:value="71.2745098039216" calcext:value-type="float">
            <text:p>71.2745098039</text:p>
          </table:table-cell>
          <table:table-cell table:formula="of:=AVERAGE([.B3:.B257])" office:value-type="float" office:value="22.9411764705882" calcext:value-type="float">
            <text:p>22.9411764706</text:p>
          </table:table-cell>
          <table:table-cell table:formula="of:=AVERAGE([.C3:.C257])" office:value-type="float" office:value="24.1098039215686" calcext:value-type="float">
            <text:p>24.1098039216</text:p>
          </table:table-cell>
          <table:table-cell table:formula="of:=AVERAGE([.D3:.D257])" office:value-type="float" office:value="24.2235294117647" calcext:value-type="float">
            <text:p>24.2235294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[.B6]+[.C6]+[.D6]" office:value-type="float" office:value="70" calcext:value-type="float">
            <text:p>70</text:p>
          </table:table-cell>
          <table:table-cell/>
          <table:table-cell office:value-type="string" calcext:value-type="string">
            <text:p>Variance </text:p>
          </table:table-cell>
          <table:table-cell table:formula="of:=VAR([.E2:.E257])" office:value-type="float" office:value="698.811519607843" calcext:value-type="float">
            <text:p>698.8115196078</text:p>
          </table:table-cell>
          <table:table-cell table:formula="of:=VAR([.E3:.E257])" office:value-type="float" office:value="56.010961865061" calcext:value-type="float">
            <text:p>56.0109618651</text:p>
          </table:table-cell>
          <table:table-cell table:formula="of:=VAR([.B3:.B257])" office:value-type="float" office:value="17.2366836498379" calcext:value-type="float">
            <text:p>17.2366836498</text:p>
          </table:table-cell>
          <table:table-cell table:formula="of:=VAR([.C3:.C257])" office:value-type="float" office:value="19.0351397251814" calcext:value-type="float">
            <text:p>19.0351397252</text:p>
          </table:table-cell>
          <table:table-cell table:formula="of:=VAR([.D3:.D257])" office:value-type="float" office:value="21.5522000926355" calcext:value-type="float">
            <text:p>21.5522000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B7]+[.C7]+[.D7]" office:value-type="float" office:value="66" calcext:value-type="float">
            <text:p>66</text:p>
          </table:table-cell>
          <table:table-cell/>
          <table:table-cell office:value-type="string" calcext:value-type="string">
            <text:p>Sigma</text:p>
          </table:table-cell>
          <table:table-cell table:formula="of:=SQRT([.H6])" office:value-type="float" office:value="26.4350434009071" calcext:value-type="float">
            <text:p>26.4350434009</text:p>
          </table:table-cell>
          <table:table-cell table:formula="of:=SQRT([.I6])" office:value-type="float" office:value="7.48404715812648" calcext:value-type="float">
            <text:p>7.4840471581</text:p>
          </table:table-cell>
          <table:table-cell table:formula="of:=SQRT([.J6])" office:value-type="float" office:value="4.15170852178207" calcext:value-type="float">
            <text:p>4.1517085218</text:p>
          </table:table-cell>
          <table:table-cell table:formula="of:=SQRT([.K6])" office:value-type="float" office:value="4.36292788448095" calcext:value-type="float">
            <text:p>4.3629278845</text:p>
          </table:table-cell>
          <table:table-cell table:formula="of:=SQRT([.L6])" office:value-type="float" office:value="4.64243471603376" calcext:value-type="float">
            <text:p>4.642434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[.B8]+[.C8]+[.D8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[.B9]+[.C9]+[.D9]"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B10]+[.C10]+[.D10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B11]+[.C11]+[.D1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[.B12]+[.C12]+[.D12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B13]+[.C13]+[.D13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[.B14]+[.C14]+[.D14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B15]+[.C15]+[.D15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B16]+[.C16]+[.D16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  <table:table-cell table:formula="of:=[.B17]+[.C17]+[.D17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B18]+[.C18]+[.D18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B19]+[.C19]+[.D1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B20]+[.C20]+[.D2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B21]+[.C21]+[.D21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22]+[.C22]+[.D22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B23]+[.C23]+[.D23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24]+[.C24]+[.D24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B25]+[.C25]+[.D25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[.B26]+[.C26]+[.D26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[.B27]+[.C27]+[.D27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B28]+[.C28]+[.D28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[.B29]+[.C29]+[.D29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[.B30]+[.C30]+[.D30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31]+[.C31]+[.D31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32]+[.C32]+[.D32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B33]+[.C33]+[.D33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[.B34]+[.C34]+[.D34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B35]+[.C35]+[.D35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36]+[.C36]+[.D36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B37]+[.C37]+[.D37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38]+[.C38]+[.D38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B39]+[.C39]+[.D3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B40]+[.C40]+[.D40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41]+[.C41]+[.D4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B42]+[.C42]+[.D42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B43]+[.C43]+[.D43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B44]+[.C44]+[.D44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[.B45]+[.C45]+[.D45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[.B46]+[.C46]+[.D46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[.B47]+[.C47]+[.D47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B48]+[.C48]+[.D48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49]+[.C49]+[.D49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[.B50]+[.C50]+[.D50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B51]+[.C51]+[.D51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52]+[.C52]+[.D5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B53]+[.C53]+[.D53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B54]+[.C54]+[.D54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B55]+[.C55]+[.D55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B56]+[.C56]+[.D5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B57]+[.C57]+[.D57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B58]+[.C58]+[.D58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59]+[.C59]+[.D59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60]+[.C60]+[.D60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B61]+[.C61]+[.D61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B62]+[.C62]+[.D62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[.B63]+[.C63]+[.D63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B64]+[.C64]+[.D64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B65]+[.C65]+[.D65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[.B66]+[.C66]+[.D66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67]+[.C67]+[.D67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B68]+[.C68]+[.D68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[.B69]+[.C69]+[.D6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B70]+[.C70]+[.D70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B71]+[.C71]+[.D71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formula="of:=[.B72]+[.C72]+[.D72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73]+[.C73]+[.D73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74]+[.C74]+[.D74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B75]+[.C75]+[.D75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[.B76]+[.C76]+[.D76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[.B77]+[.C77]+[.D77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B78]+[.C78]+[.D78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B79]+[.C79]+[.D79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80]+[.C80]+[.D80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B81]+[.C81]+[.D81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82]+[.C82]+[.D82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[.B83]+[.C83]+[.D83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B84]+[.C84]+[.D84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B85]+[.C85]+[.D85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B86]+[.C86]+[.D86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B87]+[.C87]+[.D87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B88]+[.C88]+[.D88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B89]+[.C89]+[.D89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B90]+[.C90]+[.D90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B91]+[.C91]+[.D9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[.B92]+[.C92]+[.D92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[.B93]+[.C93]+[.D93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94]+[.C94]+[.D94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[.B95]+[.C95]+[.D95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B96]+[.C96]+[.D96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B97]+[.C97]+[.D97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B98]+[.C98]+[.D98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[.B99]+[.C99]+[.D99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B100]+[.C100]+[.D100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B101]+[.C101]+[.D101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B102]+[.C102]+[.D102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B103]+[.C103]+[.D103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B104]+[.C104]+[.D104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[.B105]+[.C105]+[.D105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[.B106]+[.C106]+[.D106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107]+[.C107]+[.D107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[.B108]+[.C108]+[.D108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B109]+[.C109]+[.D109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110]+[.C110]+[.D110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B111]+[.C111]+[.D111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[.B112]+[.C112]+[.D112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B113]+[.C113]+[.D113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[.B114]+[.C114]+[.D114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B115]+[.C115]+[.D115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[.B116]+[.C116]+[.D116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[.B117]+[.C117]+[.D117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B118]+[.C118]+[.D118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B119]+[.C119]+[.D119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[.B120]+[.C120]+[.D120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B121]+[.C121]+[.D12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B122]+[.C122]+[.D122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B123]+[.C123]+[.D123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B124]+[.C124]+[.D124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125]+[.C125]+[.D125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B126]+[.C126]+[.D126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B127]+[.C127]+[.D127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128]+[.C128]+[.D128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B129]+[.C129]+[.D129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B130]+[.C130]+[.D130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B131]+[.C131]+[.D13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B132]+[.C132]+[.D132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B133]+[.C133]+[.D133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134]+[.C134]+[.D134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[.B135]+[.C135]+[.D135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B136]+[.C136]+[.D136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B137]+[.C137]+[.D137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[.B138]+[.C138]+[.D138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39]+[.C139]+[.D139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[.B140]+[.C140]+[.D140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B141]+[.C141]+[.D14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[.B142]+[.C142]+[.D142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[.B143]+[.C143]+[.D143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144]+[.C144]+[.D144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B145]+[.C145]+[.D145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B146]+[.C146]+[.D14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147]+[.C147]+[.D147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148]+[.C148]+[.D148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B149]+[.C149]+[.D149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B150]+[.C150]+[.D150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B151]+[.C151]+[.D151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[.B152]+[.C152]+[.D152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B153]+[.C153]+[.D153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B154]+[.C154]+[.D154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[.B155]+[.C155]+[.D155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B156]+[.C156]+[.D156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[.B157]+[.C157]+[.D157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[.B158]+[.C158]+[.D158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[.B159]+[.C159]+[.D159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B160]+[.C160]+[.D16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[.B161]+[.C161]+[.D161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[.B162]+[.C162]+[.D162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163]+[.C163]+[.D163]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B164]+[.C164]+[.D164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B165]+[.C165]+[.D165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B166]+[.C166]+[.D166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167]+[.C167]+[.D167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B168]+[.C168]+[.D168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[.B169]+[.C169]+[.D169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[.B170]+[.C170]+[.D170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B171]+[.C171]+[.D171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[.B172]+[.C172]+[.D172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B173]+[.C173]+[.D173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[.B174]+[.C174]+[.D174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formula="of:=[.B175]+[.C175]+[.D175]"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B176]+[.C176]+[.D176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B177]+[.C177]+[.D177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B178]+[.C178]+[.D178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179]+[.C179]+[.D179]"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formula="of:=[.B180]+[.C180]+[.D180]"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B181]+[.C181]+[.D181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182]+[.C182]+[.D182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B183]+[.C183]+[.D183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[.B184]+[.C184]+[.D184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B185]+[.C185]+[.D185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[.B186]+[.C186]+[.D186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B187]+[.C187]+[.D187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[.B188]+[.C188]+[.D188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[.B189]+[.C189]+[.D189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[.B190]+[.C190]+[.D190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191]+[.C191]+[.D191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B192]+[.C192]+[.D192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B193]+[.C193]+[.D193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194]+[.C194]+[.D194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[.B195]+[.C195]+[.D195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[.B196]+[.C196]+[.D196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B197]+[.C197]+[.D197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B198]+[.C198]+[.D198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199]+[.C199]+[.D199]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B200]+[.C200]+[.D200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B201]+[.C201]+[.D201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[.B202]+[.C202]+[.D202]"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formula="of:=[.B203]+[.C203]+[.D203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[.B204]+[.C204]+[.D204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B205]+[.C205]+[.D205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[.B206]+[.C206]+[.D206]"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B207]+[.C207]+[.D207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B208]+[.C208]+[.D208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[.B209]+[.C209]+[.D209]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B210]+[.C210]+[.D21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[.B211]+[.C211]+[.D211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[.B212]+[.C212]+[.D212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B213]+[.C213]+[.D213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[.B214]+[.C214]+[.D214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B215]+[.C215]+[.D215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[.B216]+[.C216]+[.D216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[.B217]+[.C217]+[.D217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[.B218]+[.C218]+[.D218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B219]+[.C219]+[.D219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[.B220]+[.C220]+[.D220]"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B221]+[.C221]+[.D221]"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B222]+[.C222]+[.D222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B223]+[.C223]+[.D223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B224]+[.C224]+[.D224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[.B225]+[.C225]+[.D225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[.B226]+[.C226]+[.D226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[.B227]+[.C227]+[.D227]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B228]+[.C228]+[.D228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[.B229]+[.C229]+[.D229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[.B230]+[.C230]+[.D230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B231]+[.C231]+[.D231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formula="of:=[.B232]+[.C232]+[.D232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B233]+[.C233]+[.D233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B234]+[.C234]+[.D234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B235]+[.C235]+[.D235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[.B236]+[.C236]+[.D236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[.B237]+[.C237]+[.D237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[.B238]+[.C238]+[.D238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[.B239]+[.C239]+[.D239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240]+[.C240]+[.D240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[.B241]+[.C241]+[.D241]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B242]+[.C242]+[.D242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[.B243]+[.C243]+[.D243]"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B244]+[.C244]+[.D244]"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[.B245]+[.C245]+[.D245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B246]+[.C246]+[.D246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[.B247]+[.C247]+[.D247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[.B248]+[.C248]+[.D248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B249]+[.C249]+[.D249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formula="of:=[.B250]+[.C250]+[.D250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251]+[.C251]+[.D251]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B252]+[.C252]+[.D252]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B253]+[.C253]+[.D253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B254]+[.C254]+[.D254]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25" calcext:value-type="float">
            <text:p>25</text:p>
          </table:table-cell>
          <table:table-cell table:formula="of:=[.B255]+[.C255]+[.D255]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B256]+[.C256]+[.D256]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B257]+[.C257]+[.D257]" office:value-type="float" office:value="69" calcext:value-type="float">
            <text:p>69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59.97mm" svg:height="90.06mm" svg:x="0.75mm" svg:y="154.03mm">
            <draw:object draw:notify-on-update-of-ranges="Sheet2.A1:Sheet2.A1 Sheet2.A2:Sheet2.A25 Sheet2.B1:Sheet2.B1 Sheet2.B2:Sheet2.B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7mm" svg:height="90.06mm" svg:x="1.74mm" svg:y="308.31mm">
            <draw:object draw:notify-on-update-of-ranges="Sheet2.C1:Sheet2.C1 Sheet2.C2:Sheet2.C25 Sheet2.D1:Sheet2.D1 Sheet2.D2:Sheet2.D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8mm" svg:height="90.06mm" svg:x="244.18mm" svg:y="154.53mm">
            <draw:object draw:notify-on-update-of-ranges="Sheet2.E1:Sheet2.E1 Sheet2.E2:Sheet2.E29 Sheet2.F1:Sheet2.F1 Sheet2.F2:Sheet2.F2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8mm" svg:height="90.06mm" svg:x="244.18mm" svg:y="307.81mm">
            <draw:object draw:notify-on-update-of-ranges="Sheet2.G1:Sheet2.G1 Sheet2.G2:Sheet2.G42 Sheet2.H1:Sheet2.H1 Sheet2.H2:Sheet2.H4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Occurences</text:p>
          </table:table-cell>
          <table:table-cell office:value-type="string" calcext:value-type="string">
            <text:p>Fréquence (Split 1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Split 2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Split 3)</text:p>
          </table:table-cell>
          <table:table-cell office:value-type="string" calcext:value-type="string">
            <text:p>Occurences</text:p>
          </table:table-cell>
          <table:table-cell office:value-type="string" calcext:value-type="string">
            <text:p>Fréquence (Somme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number-matrix-columns-spanned="1" table:number-matrix-rows-spanned="23" table:formula="of:=FREQUENCY([output.B2:.B257];[.A2:.A2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matrix-columns-spanned="1" table:number-matrix-rows-spanned="23" table:formula="of:=FREQUENCY([output.C2:.C257];[.C2:.C23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matrix-columns-spanned="1" table:number-matrix-rows-spanned="24" table:formula="of:=FREQUENCY([output.D2:.D257];[.E2:.E24])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matrix-columns-spanned="1" table:number-matrix-rows-spanned="41" table:formula="of:=FREQUENCY([output.E2:.E257];[.G2:.G4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09:23:03.639084363</dc:date>
    <dc:creator>Mathis Caristan</dc:creator>
    <meta:editing-duration>PT14H40M9S</meta:editing-duration>
    <meta:editing-cycles>34</meta:editing-cycles>
    <meta:generator>LibreOffice/4.4.6.3$Linux_x86 LibreOffice_project/40m0$Build-3</meta:generator>
    <meta:document-statistic meta:table-count="2" meta:cell-count="15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bar" chart:style-name="ch1">
        <chart:legend chart:legend-position="end" svg:x="14.346cm" svg:y="3.954cm" style:legend-expansion="high" chart:style-name="ch2"/>
        <chart:plot-area chart:style-name="ch3" table:cell-range-address="output.A1:output.B1 output.A3:output.B257 output.E1:output.E1 output.E3:output.E257" chart:data-source-has-labels="both" svg:x="0.319cm" svg:y="0.18cm" svg:width="13.708cm" svg:height="8.645cm">
          <chartooo:coordinate-region svg:x="0.94cm" svg:y="0.301cm" svg:width="12.837cm" svg:height="7.521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B3:output.B257" chart:label-cell-address="output.B1:output.B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t1</text:p>
                <draw:g>
                  <svg:desc>output.B1:output.B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16">
                <text:p>16</text:p>
                <draw:g>
                  <svg:desc>output.B3:output.B257</svg:desc>
                </draw:g>
              </table:table-cell>
              <table:table-cell office:value-type="float" office:value="72">
                <text:p>72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5">
                <text:p>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">
                <text:p>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8">
                <text:p>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1">
                <text:p>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">
                <text:p>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3cm" svg:height="9.005cm" xlink:href=".." xlink:type="simple" chart:class="chart:bar" chart:style-name="ch1">
        <chart:legend chart:legend-position="end" svg:x="14.344cm" svg:y="3.954cm" style:legend-expansion="high" chart:style-name="ch2"/>
        <chart:plot-area chart:style-name="ch3" table:cell-range-address="output.A1:output.A1 output.A3:output.A257 output.C1:output.C1 output.C3:output.C257 output.E1:output.E1 output.E3:output.E257" chart:data-source-has-labels="both" svg:x="0.319cm" svg:y="0.18cm" svg:width="13.707cm" svg:height="8.645cm">
          <chartooo:coordinate-region svg:x="0.94cm" svg:y="0.301cm" svg:width="12.836cm" svg:height="7.521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C3:output.C257" chart:label-cell-address="output.C1:output.C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t2</text:p>
                <draw:g>
                  <svg:desc>output.C1:output.C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22">
                <text:p>22</text:p>
                <draw:g>
                  <svg:desc>output.C3:output.C257</svg:desc>
                </draw:g>
              </table:table-cell>
              <table:table-cell office:value-type="float" office:value="72">
                <text:p>72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">
                <text:p>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2">
                <text:p>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6">
                <text:p>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4">
                <text:p>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7">
                <text:p>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6">
                <text:p>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3">
                <text:p>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0">
                <text:p>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4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1">
                <text:p>31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6cm" xlink:href=".." xlink:type="simple" chart:class="chart:bar" chart:style-name="ch1">
        <chart:legend chart:legend-position="end" svg:x="14.346cm" svg:y="3.955cm" style:legend-expansion="high" chart:style-name="ch2"/>
        <chart:plot-area chart:style-name="ch3" table:cell-range-address="output.A1:output.A1 output.A3:output.A257 output.D1:output.E1 output.D3:output.E257" chart:data-source-has-labels="both" svg:x="0.319cm" svg:y="0.18cm" svg:width="13.708cm" svg:height="8.646cm">
          <chartooo:coordinate-region svg:x="0.94cm" svg:y="0.301cm" svg:width="12.837cm" svg:height="7.522cm"/>
          <chart:axis chart:dimension="x" chart:name="primary-x" chart:style-name="ch4" chartooo:axis-type="auto">
            <chartooo:date-scale/>
            <chart:categories table:cell-range-address="output.A3:output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D3:output.D257" chart:label-cell-address="output.D1:output.D1" chart:class="chart:bar">
            <chart:data-point chart:repeated="255"/>
          </chart:series>
          <chart:series chart:style-name="ch8" chart:values-cell-range-address="output.E3:output.E257" chart:label-cell-address="output.E1:output.E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lit3</text:p>
                <draw:g>
                  <svg:desc>output.D1:output.D1</svg:desc>
                </draw:g>
              </table:table-cell>
              <table:table-cell office:value-type="string">
                <text:p>Sum</text:p>
                <draw:g>
                  <svg:desc>output.E1:output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output.A3:output.A257</svg:desc>
                </draw:g>
              </table:table-cell>
              <table:table-cell office:value-type="float" office:value="34">
                <text:p>34</text:p>
                <draw:g>
                  <svg:desc>output.D3:output.D257</svg:desc>
                </draw:g>
              </table:table-cell>
              <table:table-cell office:value-type="float" office:value="72">
                <text:p>72</text:p>
                <draw:g>
                  <svg:desc>output.E3:output.E2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9">
                <text:p>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8">
                <text:p>1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1">
                <text:p>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">
                <text:p>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8">
                <text:p>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5">
                <text:p>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5">
                <text:p>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7">
                <text:p>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9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6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5">
                <text:p>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0">
                <text:p>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4">
                <text:p>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7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6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9">
                <text:p>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6">
                <text:p>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3">
                <text:p>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bar" chart:style-name="ch1">
        <chart:legend chart:legend-position="end" svg:x="12.333cm" svg:y="4.204cm" style:legend-expansion="high" chart:style-name="ch2"/>
        <chart:plot-area chart:style-name="ch3" table:cell-range-address="Sheet2.A1:Sheet2.B25" chart:data-source-has-labels="both" svg:x="0.319cm" svg:y="0.18cm" svg:width="11.695cm" svg:height="8.647cm">
          <chartooo:coordinate-region svg:x="0.94cm" svg:y="0.379cm" svg:width="11.074cm" svg:height="7.801cm"/>
          <chart:axis chart:dimension="x" chart:name="primary-x" chart:style-name="ch4" chartooo:axis-type="auto">
            <chartooo:date-scale/>
            <chart:categories table:cell-range-address="Sheet2.A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5" chart:label-cell-address="Sheet2.B1:Sheet2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Split 1)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2.A2:Sheet2.A25</svg:desc>
                </draw:g>
              </table:table-cell>
              <table:table-cell office:value-type="float" office:value="3">
                <text:p>3</text:p>
                <draw:g>
                  <svg:desc>Sheet2.B2:Sheet2.B25</svg:desc>
                </draw:g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bar" chart:style-name="ch1">
        <chart:legend chart:legend-position="end" svg:x="12.333cm" svg:y="4.204cm" style:legend-expansion="high" chart:style-name="ch2"/>
        <chart:plot-area chart:style-name="ch3" table:cell-range-address="Sheet2.C1:Sheet2.D25" chart:data-source-has-labels="both" svg:x="0.319cm" svg:y="0.18cm" svg:width="11.695cm" svg:height="8.647cm">
          <chartooo:coordinate-region svg:x="0.94cm" svg:y="0.379cm" svg:width="11.074cm" svg:height="7.801cm"/>
          <chart:axis chart:dimension="x" chart:name="primary-x" chart:style-name="ch4" chartooo:axis-type="auto">
            <chartooo:date-scale/>
            <chart:categories table:cell-range-address="Sheet2.C2:Sheet2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25" chart:label-cell-address="Sheet2.D1:Sheet2.D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Split 2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2.C2:Sheet2.C25</svg:desc>
                </draw:g>
              </table:table-cell>
              <table:table-cell office:value-type="float" office:value="1">
                <text:p>1</text:p>
                <draw:g>
                  <svg:desc>Sheet2.D2:Sheet2.D25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2.333cm" svg:y="4.204cm" style:legend-expansion="high" chart:style-name="ch2"/>
        <chart:plot-area chart:style-name="ch3" table:cell-range-address="Sheet2.E1:Sheet2.F29" chart:data-source-has-labels="both" svg:x="0.319cm" svg:y="0.18cm" svg:width="11.696cm" svg:height="8.647cm">
          <chartooo:coordinate-region svg:x="0.94cm" svg:y="0.379cm" svg:width="11.075cm" svg:height="7.801cm"/>
          <chart:axis chart:dimension="x" chart:name="primary-x" chart:style-name="ch4" chartooo:axis-type="auto">
            <chartooo:date-scale/>
            <chart:categories table:cell-range-address="Sheet2.E2:Sheet2.E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9" chart:label-cell-address="Sheet2.F1:Sheet2.F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Split 3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0</text:p>
                <draw:g>
                  <svg:desc>Sheet2.E2:Sheet2.E29</svg:desc>
                </draw:g>
              </table:table-cell>
              <table:table-cell office:value-type="float" office:value="1">
                <text:p>1</text:p>
                <draw:g>
                  <svg:desc>Sheet2.F2:Sheet2.F2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2.121cm" svg:y="4.204cm" style:legend-expansion="high" chart:style-name="ch2"/>
        <chart:plot-area chart:style-name="ch3" table:cell-range-address="Sheet2.G1:Sheet2.H42" chart:data-source-has-labels="both" svg:x="0.319cm" svg:y="0.18cm" svg:width="11.484cm" svg:height="8.647cm">
          <chartooo:coordinate-region svg:x="0.755cm" svg:y="0.379cm" svg:width="10.811cm" svg:height="7.403cm"/>
          <chart:axis chart:dimension="x" chart:name="primary-x" chart:style-name="ch4" chartooo:axis-type="auto">
            <chartooo:date-scale/>
            <chart:categories table:cell-range-address="Sheet2.G2:Sheet2.G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:Sheet2.H42" chart:label-cell-address="Sheet2.H1:Sheet2.H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équence (Somme)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float" office:value="55">
                <text:p>60</text:p>
                <draw:g>
                  <svg:desc>Sheet2.G2:Sheet2.G42</svg:desc>
                </draw:g>
              </table:table-cell>
              <table:table-cell office:value-type="float" office:value="6">
                <text:p>6</text:p>
                <draw:g>
                  <svg:desc>Sheet2.H2:Sheet2.H42</svg:desc>
                </draw:g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